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25.709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568cm"/>
    </style:style>
    <style:style style:name="Tabla1.B" style:family="table-column">
      <style:table-column-properties style:column-width="2.57cm"/>
    </style:style>
    <style:style style:name="Tabla1.C" style:family="table-column">
      <style:table-column-properties style:column-width="2.291cm"/>
    </style:style>
    <style:style style:name="Tabla1.D" style:family="table-column">
      <style:table-column-properties style:column-width="2.85cm"/>
    </style:style>
    <style:style style:name="Tabla1.F" style:family="table-column">
      <style:table-column-properties style:column-width="2.762cm"/>
    </style:style>
    <style:style style:name="Tabla1.G" style:family="table-column">
      <style:table-column-properties style:column-width="2.378cm"/>
    </style:style>
    <style:style style:name="Tabla1.H" style:family="table-column">
      <style:table-column-properties style:column-width="2.572cm"/>
    </style:style>
    <style:style style:name="Tabla1.J" style:family="table-column">
      <style:table-column-properties style:column-width="2.579cm"/>
    </style:style>
    <style:style style:name="Tabla1.1" style:family="table-row">
      <style:table-row-properties style:min-row-height="0.011cm"/>
    </style:style>
    <style:style style:name="Tabla1.A1" style:family="table-cell">
      <style:table-cell-properties style:vertical-align="middle" fo:background-color="#003d73" fo:padding-left="0.199cm" fo:padding-right="0.199cm" fo:padding-top="0.101cm" fo:padding-bottom="0.101cm" fo:border-left="0.05pt solid #003d73" fo:border-right="none" fo:border-top="0.05pt solid #003d73" fo:border-bottom="0.05pt solid #003d73">
        <style:background-image/>
      </style:table-cell-properties>
    </style:style>
    <style:style style:name="Tabla1.J1" style:family="table-cell">
      <style:table-cell-properties style:vertical-align="middle" fo:background-color="#003d73" fo:padding-left="0.199cm" fo:padding-right="0.199cm" fo:padding-top="0.101cm" fo:padding-bottom="0.101cm" fo:border="0.05pt solid #003d73">
        <style:background-image/>
      </style:table-cell-properties>
    </style:style>
    <style:style style:name="Tabla1.A2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B2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C2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D2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E2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F2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G2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H2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I2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J2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B3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C3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D3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E3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F3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G3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J3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B4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C4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D4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E4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F4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G4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H4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I4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J4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B5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C5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D5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E5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F5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G5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I5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J5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1.A6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B6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C6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D6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E6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F6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G6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H6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I6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J6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1.7" style:family="table-row">
      <style:table-row-properties style:min-row-height="0.011cm" fo:background-color="transparent" fo:keep-together="auto">
        <style:background-image/>
      </style:table-row-properties>
    </style:style>
    <style:style style:name="Tabla1.A7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B7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C7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D7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E7" style:family="table-cell" style:data-style-name="N0">
      <style:table-cell-properties style:vertical-align="" fo:background-color="#ffe5ca" fo:padding-left="0.199cm" fo:padding-right="0.199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F7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H7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I7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J7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B8" style:family="table-cell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style:vertical-align="" fo:background-color="#ffe5ca" fo:padding-left="0.199cm" fo:padding-right="0.199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D8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1.E8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F8" style:family="table-cell">
      <style:table-cell-properties fo:background-color="#ffffff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G8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H8" style:family="table-cell">
      <style:table-cell-properties fo:background-color="#ffffff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I8" style:family="table-cell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1.J8" style:family="table-cell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 style:master-page-name="">
      <style:table-properties style:width="25.709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2.568cm"/>
    </style:style>
    <style:style style:name="Tabla2.B" style:family="table-column">
      <style:table-column-properties style:column-width="2.57cm"/>
    </style:style>
    <style:style style:name="Tabla2.C" style:family="table-column">
      <style:table-column-properties style:column-width="2.291cm"/>
    </style:style>
    <style:style style:name="Tabla2.D" style:family="table-column">
      <style:table-column-properties style:column-width="2.85cm"/>
    </style:style>
    <style:style style:name="Tabla2.F" style:family="table-column">
      <style:table-column-properties style:column-width="2.762cm"/>
    </style:style>
    <style:style style:name="Tabla2.G" style:family="table-column">
      <style:table-column-properties style:column-width="2.378cm"/>
    </style:style>
    <style:style style:name="Tabla2.H" style:family="table-column">
      <style:table-column-properties style:column-width="2.572cm"/>
    </style:style>
    <style:style style:name="Tabla2.J" style:family="table-column">
      <style:table-column-properties style:column-width="2.579cm"/>
    </style:style>
    <style:style style:name="Tabla2.A1" style:family="table-cell">
      <style:table-cell-properties style:vertical-align="middle" fo:background-color="#006d6f" fo:padding-left="0.199cm" fo:padding-right="0.199cm" fo:padding-top="0.101cm" fo:padding-bottom="0.101cm" fo:border-left="0.05pt solid #00508f" fo:border-right="none" fo:border-top="0.05pt solid #00508f" fo:border-bottom="0.05pt solid #00508f">
        <style:background-image/>
      </style:table-cell-properties>
    </style:style>
    <style:style style:name="Tabla2.J1" style:family="table-cell">
      <style:table-cell-properties style:vertical-align="middle" fo:background-color="#006d6f" fo:padding-left="0.199cm" fo:padding-right="0.199cm" fo:padding-top="0.101cm" fo:padding-bottom="0.101cm" fo:border="0.05pt solid #00508f">
        <style:background-image/>
      </style:table-cell-properties>
    </style:style>
    <style:style style:name="Tabla2.A2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B2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C2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D2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E2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F2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G2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H2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I2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J2" style:family="table-cell" style:data-style-name="N11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B3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C3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D3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E3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F3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G3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H3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I3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J3" style:family="table-cell" style:data-style-name="N11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B4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C4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D4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E4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F4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G4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H4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I4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J4" style:family="table-cell" style:data-style-name="N11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2.5" style:family="table-row">
      <style:table-row-properties fo:background-color="transparent" fo:keep-together="auto">
        <style:background-image/>
      </style:table-row-properties>
    </style:style>
    <style:style style:name="Tabla2.A5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B5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C5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D5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E5" style:family="table-cell" style:data-style-name="N105">
      <style:table-cell-properties style:vertical-align="" fo:background-color="#ffe5ca" fo:padding-left="0.199cm" fo:padding-right="0.199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2.F5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G5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H5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I5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J5" style:family="table-cell" style:data-style-name="N11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2.A6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B6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C6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D6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F6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G6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H6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I6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J6" style:family="table-cell" style:data-style-name="N11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2.A7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B7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C7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D7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F7" style:family="table-cell" style:data-style-name="N106">
      <style:table-cell-properties style:vertical-align="" fo:background-color="#ffe5ca" fo:padding-left="0.199cm" fo:padding-right="0.199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2.G7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H7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I7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J7" style:family="table-cell" style:data-style-name="N11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a2.A8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B8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C8" style:family="table-cell" style:data-style-name="N0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D8" style:family="table-cell">
      <style:table-cell-properties fo:padding-left="0.199cm" fo:padding-right="0.199cm" fo:padding-top="0.101cm" fo:padding-bottom="0.101cm" fo:border-left="0.05pt solid #000000" fo:border-right="none" fo:border-top="none" fo:border-bottom="0.05pt solid #000000"/>
    </style:style>
    <style:style style:name="Tabla2.E8" style:family="table-cell" style:data-style-name="N0">
      <style:table-cell-properties style:vertical-align="" fo:background-color="#ffe5ca" fo:padding-left="0.199cm" fo:padding-right="0.199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2.F8" style:family="table-cell">
      <style:table-cell-properties style:vertical-align="" fo:background-color="#ffffff" fo:padding-left="0.199cm" fo:padding-right="0.199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2.G8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H8" style:family="table-cell">
      <style:table-cell-properties fo:background-color="#ffffff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I8" style:family="table-cell" style:data-style-name="N105">
      <style:table-cell-properties fo:background-color="#ffe5ca" fo:padding-left="0.199cm" fo:padding-right="0.19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a2.J8" style:family="table-cell" style:data-style-name="N11">
      <style:table-cell-properties fo:background-color="#ffe5ca" fo:padding-left="0.199cm" fo:padding-right="0.19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officeooo:rsid="00136845" officeooo:paragraph-rsid="00136845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1506fd" officeooo:paragraph-rsid="001506f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1a7db3" officeooo:paragraph-rsid="001a7db3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1pt" officeooo:rsid="001506fd" officeooo:paragraph-rsid="001506fd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font-size="11pt" officeooo:rsid="001506fd" officeooo:paragraph-rsid="001506fd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fo:font-size="11pt" officeooo:rsid="001d1df1" officeooo:paragraph-rsid="001d1df1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1pt" officeooo:rsid="0025f0d9" officeooo:paragraph-rsid="0025f0d9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fo:font-size="11pt" officeooo:rsid="002bec7b" officeooo:paragraph-rsid="002bec7b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fo:font-size="11pt" officeooo:rsid="00361ff4" officeooo:paragraph-rsid="00361ff4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font-size="11pt" officeooo:rsid="0047f4e7" officeooo:paragraph-rsid="0047f4e7" style:font-size-asian="11pt" style:font-size-complex="11pt"/>
    </style:style>
    <style:style style:name="P11" style:family="paragraph" style:parent-style-name="Table_20_Contents">
      <style:text-properties fo:font-size="11pt" officeooo:rsid="0047f4e7" officeooo:paragraph-rsid="0047f4e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ffffff" fo:font-size="10pt" fo:font-weight="bold" officeooo:rsid="001506fd" officeooo:paragraph-rsid="001506f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fo:font-size="10pt" fo:font-weight="bold" officeooo:rsid="001a7db3" officeooo:paragraph-rsid="001a7db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0pt" fo:font-weight="bold" officeooo:rsid="00136845" officeooo:paragraph-rsid="001506f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6c3b" fo:font-size="11pt" fo:font-weight="bold" officeooo:rsid="001b6a10" officeooo:paragraph-rsid="001506f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6c3b" fo:font-size="11pt" fo:font-weight="bold" officeooo:rsid="001b6a10" officeooo:paragraph-rsid="001a7db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6c3b" fo:font-size="11pt" fo:font-weight="bold" officeooo:rsid="001d8c57" officeooo:paragraph-rsid="001506f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6c3b" fo:font-size="11pt" fo:font-weight="bold" officeooo:rsid="001506fd" officeooo:paragraph-rsid="001506f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006c3b" fo:font-size="11pt" fo:font-weight="bold" officeooo:rsid="002f9175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006c3b" fo:font-size="11pt" fo:font-weight="bold" officeooo:rsid="003356a1" officeooo:paragraph-rsid="001506f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6c3b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6c3b" fo:font-size="11pt" fo:font-weight="bold" officeooo:paragraph-rsid="001506f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6c3b" fo:font-size="11pt" fo:font-weight="bold" officeooo:rsid="0045e17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6c3b" fo:font-size="11pt" fo:font-weight="bold" officeooo:rsid="0047f4e7" officeooo:paragraph-rsid="001506f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6c3b" fo:font-size="11pt" fo:language="es" fo:country="ES" fo:font-weight="bold" officeooo:rsid="001d8c57" officeooo:paragraph-rsid="001d8c57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6c3b" fo:font-size="11pt" fo:font-style="italic" fo:font-weight="bold" officeooo:rsid="003d4131" officeooo:paragraph-rsid="001506f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6d6f" fo:font-size="11pt" fo:font-weight="bold" officeooo:rsid="001506fd" officeooo:paragraph-rsid="001506f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6c3b" fo:font-size="11pt" fo:font-weight="bold" officeooo:rsid="005328a5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6c3b" fo:font-size="11pt" fo:font-weight="bold" officeooo:rsid="005328a5" officeooo:paragraph-rsid="001506f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6c3b" fo:font-size="11pt" fo:font-weight="bold" officeooo:rsid="0056a60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006c3b" fo:font-size="11pt" fo:font-weight="bold" officeooo:rsid="00591f46" officeooo:paragraph-rsid="00590d21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6c3b" fo:font-size="11pt" fo:font-weight="bold" officeooo:rsid="005c3a22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6c3b" fo:font-size="11pt" fo:font-weight="bold" officeooo:rsid="005e0398" officeooo:paragraph-rsid="001506f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6c3b" fo:font-size="11pt" fo:font-weight="bold" officeooo:rsid="001506fd" officeooo:paragraph-rsid="001506f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6c3b" fo:font-size="11pt" fo:font-weight="bold" officeooo:rsid="005f0fac" officeooo:paragraph-rsid="001506fd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6c3b" fo:font-size="11pt" fo:font-weight="bold" officeooo:rsid="005f0fac" officeooo:paragraph-rsid="005f0fac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6c3b" fo:font-size="11pt" fo:font-weight="bold" officeooo:rsid="0047f4e7" officeooo:paragraph-rsid="001506fd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color="#006c3b" fo:font-size="11pt" fo:font-weight="bold" officeooo:rsid="0047f4e7" officeooo:paragraph-rsid="001506fd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006c3b" fo:font-size="11pt" fo:font-weight="bold" officeooo:rsid="006373ec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006c3b" fo:font-size="11pt" fo:font-weight="bold" officeooo:rsid="006562ae" officeooo:paragraph-rsid="001506f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006c3b"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6c3b" fo:font-size="11pt" fo:font-weight="bold" officeooo:paragraph-rsid="001506fd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6c3b" fo:font-size="11pt" fo:font-weight="bold" officeooo:rsid="006605ea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6c3b" fo:font-size="11pt" fo:font-weight="bold" officeooo:rsid="00667d7e" officeooo:paragraph-rsid="001506fd" style:font-size-asian="11pt" style:font-weight-asian="bold" style:font-size-complex="11pt" style:font-weight-complex="bold"/>
    </style:style>
    <style:style style:name="P45" style:family="paragraph" style:parent-style-name="Table_20_Contents">
      <loext:graphic-properties draw:fill="solid" draw:fill-color="#ffe5ca" draw:opacity="100%"/>
      <style:paragraph-properties fo:text-align="end" style:justify-single-word="false" fo:background-color="#ffe5ca"/>
      <style:text-properties fo:color="#006c3b" fo:font-size="11pt" fo:font-weight="bold" officeooo:rsid="0067182a" officeooo:paragraph-rsid="001506fd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6c3b" fo:font-size="11pt" fo:font-weight="bold" officeooo:rsid="001b6a10" officeooo:paragraph-rsid="001a7db3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006c3b" fo:font-size="11pt" fo:font-weight="bold" officeooo:rsid="001b6a10" officeooo:paragraph-rsid="001506fd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006c3b" fo:font-size="11pt" fo:font-weight="bold" officeooo:rsid="002f9175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006c3b" fo:font-size="11pt" fo:font-weight="bold" officeooo:rsid="0045e179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color="#006c3b" fo:font-size="11pt" fo:font-weight="bold" officeooo:rsid="001d8c57" officeooo:paragraph-rsid="001506fd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006c3b" fo:font-size="11pt" fo:font-weight="bold" officeooo:rsid="003356a1" officeooo:paragraph-rsid="001506fd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color="#006c3b" fo:font-size="11pt" fo:language="es" fo:country="ES" fo:font-weight="bold" officeooo:rsid="001d8c57" officeooo:paragraph-rsid="001d8c57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color="#006c3b" fo:font-size="11pt" fo:font-style="italic" fo:font-weight="bold" officeooo:rsid="003d4131" officeooo:paragraph-rsid="001506fd" style:font-size-asian="11pt" style:font-style-asian="italic" style:font-weight-asian="bold" style:font-size-complex="11pt" style:font-style-complex="italic" style:font-weight-complex="bold"/>
    </style:style>
    <style:style style:name="P54" style:family="paragraph" style:parent-style-name="Table_20_Contents">
      <style:text-properties fo:font-size="11pt" officeooo:rsid="001506fd" officeooo:paragraph-rsid="001506fd" style:font-size-asian="11pt" style:font-size-complex="11pt"/>
    </style:style>
    <style:style style:name="P55" style:family="paragraph" style:parent-style-name="Table_20_Contents">
      <style:paragraph-properties fo:text-align="end" style:justify-single-word="false"/>
      <style:text-properties fo:font-size="11pt" officeooo:rsid="001506fd" officeooo:paragraph-rsid="001506fd" style:font-size-asian="11pt" style:font-size-complex="11pt"/>
    </style:style>
    <style:style style:name="P56" style:family="paragraph" style:parent-style-name="Table_20_Contents">
      <style:paragraph-properties fo:text-align="end" style:justify-single-word="false"/>
      <style:text-properties fo:font-size="11pt" officeooo:rsid="00361ff4" officeooo:paragraph-rsid="00361ff4" style:font-size-asian="11pt" style:font-size-complex="11pt"/>
    </style:style>
    <style:style style:name="P57" style:family="paragraph" style:parent-style-name="Table_20_Contents">
      <style:paragraph-properties fo:text-align="end" style:justify-single-word="false"/>
      <style:text-properties fo:font-size="11pt" officeooo:rsid="0025f0d9" officeooo:paragraph-rsid="0025f0d9" style:font-size-asian="11pt" style:font-size-complex="11pt"/>
    </style:style>
    <style:style style:name="P58" style:family="paragraph" style:parent-style-name="Table_20_Contents">
      <style:text-properties fo:font-size="11pt" officeooo:rsid="0047f4e7" officeooo:paragraph-rsid="0047f4e7" style:font-size-asian="11pt" style:font-size-complex="11pt"/>
    </style:style>
    <style:style style:name="P59" style:family="paragraph" style:parent-style-name="Table_20_Contents">
      <style:paragraph-properties fo:text-align="end" style:justify-single-word="false"/>
      <style:text-properties fo:font-size="11pt" officeooo:rsid="0047f4e7" officeooo:paragraph-rsid="0047f4e7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fo:font-size="11pt" officeooo:rsid="001d1df1" officeooo:paragraph-rsid="001d1df1" style:font-size-asian="11pt" style:font-size-complex="11pt"/>
    </style:style>
    <style:style style:name="P61" style:family="paragraph" style:parent-style-name="Table_20_Contents">
      <style:paragraph-properties fo:text-align="end" style:justify-single-word="false"/>
      <style:text-properties fo:font-size="11pt" officeooo:rsid="002bec7b" officeooo:paragraph-rsid="002bec7b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136845" officeooo:paragraph-rsid="00136845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bold" officeooo:rsid="001a7db3" officeooo:paragraph-rsid="001a7db3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bold" officeooo:rsid="001506fd" officeooo:paragraph-rsid="001506fd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6d6f" fo:font-size="11pt" fo:font-weight="bold" officeooo:rsid="001506fd" officeooo:paragraph-rsid="001506fd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ffffff" fo:font-size="10pt" fo:font-weight="bold" officeooo:rsid="00136845" officeooo:paragraph-rsid="001506fd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ffffff" fo:font-size="10pt" fo:font-weight="bold" officeooo:rsid="001a7db3" officeooo:paragraph-rsid="001a7db3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ffffff" fo:font-size="10pt" fo:font-weight="bold" officeooo:rsid="001506fd" officeooo:paragraph-rsid="001506fd" style:font-size-asian="10pt" style:font-weight-asian="bold" style:font-size-complex="10pt" style:font-weight-complex="bold"/>
    </style:style>
    <style:style style:name="P69" style:family="paragraph" style:parent-style-name="Table_20_Contents">
      <loext:graphic-properties draw:fill="none" draw:fill-color="#ffe5ca" draw:opacity="100%"/>
      <style:paragraph-properties fo:text-align="end" style:justify-single-word="false" fo:background-color="transparent" style:shadow="none" style:writing-mode="page">
        <style:tab-stops/>
      </style:paragraph-properties>
      <style:text-properties fo:color="#000000" fo:font-size="11pt" fo:font-weight="normal" officeooo:rsid="0047f4e7" officeooo:paragraph-rsid="00673a4d" fo:background-color="transparent" style:font-size-asian="11pt" style:font-weight-asian="normal" style:font-size-complex="11pt" style:font-weight-complex="normal" loext:shadow="none"/>
    </style:style>
    <style:style style:name="P70" style:family="paragraph" style:parent-style-name="Table_20_Contents">
      <loext:graphic-properties draw:fill="none" draw:fill-color="#ffe5ca" draw:opacity="100%"/>
      <style:paragraph-properties fo:text-align="end" style:justify-single-word="false" fo:background-color="transparent" style:shadow="none" style:writing-mode="page">
        <style:tab-stops/>
      </style:paragraph-properties>
      <style:text-properties fo:color="#000000" fo:font-size="11pt" fo:font-weight="normal" officeooo:rsid="0047f4e7" officeooo:paragraph-rsid="00673a4d" fo:background-color="transparent" style:font-size-asian="11pt" style:font-weight-asian="normal" style:font-size-complex="11pt" style:font-weight-complex="normal" loext:shadow="none"/>
    </style:style>
    <style:style style:name="P71" style:family="paragraph" style:parent-style-name="Table_20_Contents">
      <loext:graphic-properties draw:fill="none" draw:fill-color="#ffe5ca" draw:opacity="100%"/>
      <style:paragraph-properties fo:text-align="end" style:justify-single-word="false" fo:background-color="transparent" style:shadow="none" style:writing-mode="page">
        <style:tab-stops/>
      </style:paragraph-properties>
      <style:text-properties fo:color="#000000" fo:font-size="11pt" fo:font-weight="normal" officeooo:rsid="00673a4d" officeooo:paragraph-rsid="00673a4d" fo:background-color="transparent" style:font-size-asian="11pt" style:font-weight-asian="normal" style:font-size-complex="11pt" style:font-weight-complex="normal" loext:shadow="none"/>
    </style:style>
    <style:style style:name="P72" style:family="paragraph" style:parent-style-name="Table_20_Contents">
      <loext:graphic-properties draw:fill="none" draw:fill-color="#ffe5ca" draw:opacity="100%"/>
      <style:paragraph-properties fo:text-align="end" style:justify-single-word="false" fo:background-color="transparent" style:shadow="none" style:writing-mode="page">
        <style:tab-stops/>
      </style:paragraph-properties>
      <style:text-properties fo:color="#000000" fo:font-size="11pt" fo:font-weight="normal" officeooo:rsid="00673a4d" officeooo:paragraph-rsid="00673a4d" fo:background-color="transparent" style:font-size-asian="11pt" style:font-weight-asian="normal" style:font-size-complex="11pt" style:font-weight-complex="normal" loext:shadow="none"/>
    </style:style>
    <style:style style:name="P73" style:family="paragraph" style:parent-style-name="Text_20_body">
      <style:paragraph-properties fo:margin-top="0cm" fo:margin-bottom="0cm" loext:contextual-spacing="false" style:writing-mode="page"/>
      <style:text-properties fo:color="#00508f" style:font-name="Liberation Sans" fo:font-size="24pt" fo:font-weight="bold" officeooo:rsid="001506fd" officeooo:paragraph-rsid="001506fd" style:font-size-asian="24pt" style:font-weight-asian="bold" style:font-size-complex="24pt" style:font-weight-complex="bold"/>
    </style:style>
    <style:style style:name="P7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75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loext:contextual-spacing="false" fo:line-height="160%" fo:orphans="2" fo:widows="2" fo:text-indent="0cm" style:auto-text-indent="false" fo:background-color="#ffffff" fo:padding="0cm" fo:border="none"/>
      <style:text-properties fo:font-variant="normal" fo:text-transform="none" fo:color="#000000" style:font-name="sans-serif" fo:letter-spacing="normal" fo:font-style="normal" fo:font-weight="bold"/>
    </style:style>
    <style:style style:name="P76" style:family="paragraph" style:parent-style-name="Heading_20_3">
      <style:paragraph-properties fo:margin-top="0cm" fo:margin-bottom="0cm" loext:contextual-spacing="false" style:writing-mode="page"/>
      <style:text-properties fo:font-variant="normal" fo:text-transform="none" fo:color="#000000" style:font-name="sans-serif" fo:letter-spacing="normal" fo:font-style="normal" fo:font-weight="bold" officeooo:paragraph-rsid="001506fd"/>
    </style:style>
    <style:style style:name="P77" style:family="paragraph" style:parent-style-name="Standard">
      <style:paragraph-properties fo:margin-top="3cm" fo:margin-bottom="0cm" loext:contextual-spacing="false" style:shadow="none" style:writing-mode="page"/>
      <style:text-properties fo:color="#006c3b" style:font-name="Liberation Sans" fo:font-size="24pt" fo:font-weight="bold" officeooo:rsid="001506fd" officeooo:paragraph-rsid="001506fd" style:font-size-asian="24pt" style:font-weight-asian="bold" style:font-size-complex="24pt" style:font-weight-complex="bold"/>
    </style:style>
    <style:style style:name="P78" style:family="paragraph" style:parent-style-name="Standard">
      <style:text-properties officeooo:paragraph-rsid="001506fd"/>
    </style:style>
    <style:style style:name="T1" style:family="text">
      <style:text-properties officeooo:rsid="0022c240"/>
    </style:style>
    <style:style style:name="T2" style:family="text">
      <style:text-properties officeooo:rsid="003d4131"/>
    </style:style>
    <style:style style:name="T3" style:family="text">
      <style:text-properties officeooo:rsid="00673a4d"/>
    </style:style>
    <style:style style:name="T4" style:family="text">
      <style:text-properties fo:color="#000000" fo:font-weight="normal" officeooo:rsid="0047f4e7" fo:background-color="transparent" loext:char-shading-value="0" style:font-weight-asian="normal" style:font-weight-complex="normal" loext:shadow="none"/>
    </style:style>
    <style:style style:name="T5" style:family="text">
      <style:text-properties fo:font-weight="bold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0" loext:min-decimal-places="0" number:min-integer-digits="1"/>
      <number:text>%</number:text>
    </number:percentag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Práctica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/>
        <table:table-column table:style-name="Tabla1.F"/>
        <table:table-column table:style-name="Tabla1.G"/>
        <table:table-column table:style-name="Tabla1.H"/>
        <table:table-column table:style-name="Tabla1.B"/>
        <table:table-column table:style-name="Tabla1.J"/>
        <table:table-row table:style-name="Tabla1.1">
          <table:table-cell table:style-name="Tabla1.A1" office:value-type="string">
            <text:p text:style-name="P1">VENDEDOR</text:p>
          </table:table-cell>
          <table:table-cell table:style-name="Tabla1.A1" office:value-type="string">
            <text:p text:style-name="P1">PRODUCTO</text:p>
          </table:table-cell>
          <table:table-cell table:style-name="Tabla1.A1" office:value-type="string">
            <text:p text:style-name="P1">UNIDADES</text:p>
          </table:table-cell>
          <table:table-cell table:style-name="Tabla1.A1" office:value-type="string">
            <text:p text:style-name="P1">PRECIO UNIDAD</text:p>
          </table:table-cell>
          <table:table-cell table:style-name="Tabla1.A1" office:value-type="string">
            <text:p text:style-name="P3">PRECIO</text:p>
          </table:table-cell>
          <table:table-cell table:style-name="Tabla1.A1" office:value-type="string">
            <text:p text:style-name="P2">DESCUENTO</text:p>
          </table:table-cell>
          <table:table-cell table:style-name="Tabla1.A1" office:value-type="string">
            <text:p text:style-name="P2">BASE</text:p>
          </table:table-cell>
          <table:table-cell table:style-name="Tabla1.A1" office:value-type="string">
            <text:p text:style-name="P2">IVA 21%</text:p>
          </table:table-cell>
          <table:table-cell table:style-name="Tabla1.A1" office:value-type="string">
            <text:p text:style-name="P2">TOTAL</text:p>
          </table:table-cell>
          <table:table-cell table:style-name="Tabla1.J1" office:value-type="string">
            <text:p text:style-name="P2">% <text:span text:style-name="T1">TOTAL</text:span></text:p>
          </table:table-cell>
        </table:table-row>
        <table:table-row table:style-name="Tabla1.1">
          <table:table-cell table:style-name="Tabla1.A2" office:value-type="string">
            <text:p text:style-name="P4">Paco</text:p>
          </table:table-cell>
          <table:table-cell table:style-name="Tabla1.B2" office:value-type="string">
            <text:p text:style-name="P4">Fax</text:p>
          </table:table-cell>
          <table:table-cell table:style-name="Tabla1.C2" office:value-type="string">
            <text:p text:style-name="P5">5</text:p>
          </table:table-cell>
          <table:table-cell table:style-name="Tabla1.D2" office:value-type="string">
            <text:p text:style-name="P5">50</text:p>
          </table:table-cell>
          <table:table-cell table:style-name="Tabla1.E2">
            <text:p text:style-name="P16"/>
          </table:table-cell>
          <table:table-cell table:style-name="Tabla1.F2" office:value-type="string">
            <text:p text:style-name="P5">10%</text:p>
          </table:table-cell>
          <table:table-cell table:style-name="Tabla1.G2">
            <text:p text:style-name="P19"/>
          </table:table-cell>
          <table:table-cell table:style-name="Tabla1.H2">
            <text:p text:style-name="P23"/>
          </table:table-cell>
          <table:table-cell table:style-name="Tabla1.I2">
            <text:p text:style-name="P32"/>
          </table:table-cell>
          <table:table-cell table:style-name="Tabla1.J2">
            <text:p text:style-name="P39"/>
          </table:table-cell>
        </table:table-row>
        <table:table-row table:style-name="Tabla1.1">
          <table:table-cell table:style-name="Tabla1.A4" office:value-type="string">
            <text:p text:style-name="P4">Ana</text:p>
          </table:table-cell>
          <table:table-cell table:style-name="Tabla1.B3" office:value-type="string">
            <text:p text:style-name="P4">Impresora</text:p>
          </table:table-cell>
          <table:table-cell table:style-name="Tabla1.C3" office:value-type="string">
            <text:p text:style-name="P5">3</text:p>
          </table:table-cell>
          <table:table-cell table:style-name="Tabla1.D3" office:value-type="string">
            <text:p text:style-name="P5">75</text:p>
          </table:table-cell>
          <table:table-cell table:style-name="Tabla1.E3">
            <text:p text:style-name="P25"/>
          </table:table-cell>
          <table:table-cell table:style-name="Tabla1.F3" office:value-type="string">
            <text:p text:style-name="P5">15%</text:p>
          </table:table-cell>
          <table:table-cell table:style-name="Tabla1.G3">
            <text:p text:style-name="P19"/>
          </table:table-cell>
          <table:table-cell table:style-name="Tabla1.H3">
            <text:p text:style-name="P23"/>
          </table:table-cell>
          <table:table-cell table:style-name="Tabla1.I3">
            <text:p text:style-name="P32"/>
          </table:table-cell>
          <table:table-cell table:style-name="Tabla1.J3">
            <text:p text:style-name="P43"/>
          </table:table-cell>
        </table:table-row>
        <table:table-row table:style-name="Tabla1.1">
          <table:table-cell table:style-name="Tabla1.A4" office:value-type="string">
            <text:p text:style-name="P4">Mara</text:p>
          </table:table-cell>
          <table:table-cell table:style-name="Tabla1.B4" office:value-type="string">
            <text:p text:style-name="P4">Móvil</text:p>
          </table:table-cell>
          <table:table-cell table:style-name="Tabla1.C4" office:value-type="string">
            <text:p text:style-name="P5">4</text:p>
          </table:table-cell>
          <table:table-cell table:style-name="Tabla1.D4" office:value-type="string">
            <text:p text:style-name="P5">158</text:p>
          </table:table-cell>
          <table:table-cell table:style-name="Tabla1.E4">
            <text:p text:style-name="P17"/>
          </table:table-cell>
          <table:table-cell table:style-name="Tabla1.F4" office:value-type="string">
            <text:p text:style-name="P5"><text:span text:style-name="T2">5</text:span>%</text:p>
          </table:table-cell>
          <table:table-cell table:style-name="Tabla1.G4">
            <text:p text:style-name="P19"/>
          </table:table-cell>
          <table:table-cell table:style-name="Tabla1.H4">
            <text:p text:style-name="P23"/>
          </table:table-cell>
          <table:table-cell table:style-name="Tabla1.I4">
            <text:p text:style-name="P32"/>
          </table:table-cell>
          <table:table-cell table:style-name="Tabla1.J4">
            <text:p text:style-name="P43"/>
          </table:table-cell>
        </table:table-row>
        <table:table-row table:style-name="Tabla1.1">
          <table:table-cell table:style-name="Tabla1.A7" office:value-type="string">
            <text:p text:style-name="P4">Luis</text:p>
          </table:table-cell>
          <table:table-cell table:style-name="Tabla1.B5" office:value-type="string">
            <text:p text:style-name="P4">Cámara</text:p>
          </table:table-cell>
          <table:table-cell table:style-name="Tabla1.C5" office:value-type="string">
            <text:p text:style-name="P9">1</text:p>
          </table:table-cell>
          <table:table-cell table:style-name="Tabla1.D5" office:value-type="string">
            <text:p text:style-name="P5">235</text:p>
          </table:table-cell>
          <table:table-cell table:style-name="Tabla1.E5">
            <text:p text:style-name="P17"/>
          </table:table-cell>
          <table:table-cell table:style-name="Tabla1.F5" office:value-type="string">
            <text:p text:style-name="P5">10%</text:p>
          </table:table-cell>
          <table:table-cell table:style-name="Tabla1.G5">
            <text:p text:style-name="P19"/>
          </table:table-cell>
          <table:table-cell table:style-name="Tabla1.H5">
            <text:p text:style-name="P23"/>
          </table:table-cell>
          <table:table-cell table:style-name="Tabla1.I5">
            <text:p text:style-name="P32"/>
          </table:table-cell>
          <table:table-cell table:style-name="Tabla1.J5">
            <text:p text:style-name="P43"/>
          </table:table-cell>
        </table:table-row>
        <table:table-row table:style-name="Tabla1.1">
          <table:table-cell table:style-name="Tabla1.A7" office:value-type="string">
            <text:p text:style-name="P4">Vicente</text:p>
          </table:table-cell>
          <table:table-cell table:style-name="Tabla1.B7" office:value-type="string">
            <text:p text:style-name="P4">Monitor</text:p>
          </table:table-cell>
          <table:table-cell table:style-name="Tabla1.C6" office:value-type="string">
            <text:p text:style-name="P5">2</text:p>
          </table:table-cell>
          <table:table-cell table:style-name="Tabla1.D7" office:value-type="string">
            <text:p text:style-name="P5">219</text:p>
          </table:table-cell>
          <table:table-cell table:style-name="Tabla1.E6">
            <text:p text:style-name="P17"/>
          </table:table-cell>
          <table:table-cell table:style-name="Tabla1.F6" office:value-type="string">
            <text:p text:style-name="P5">20%</text:p>
          </table:table-cell>
          <table:table-cell table:style-name="Tabla1.G6">
            <text:p text:style-name="P19"/>
          </table:table-cell>
          <table:table-cell table:style-name="Tabla1.H6">
            <text:p text:style-name="P23"/>
          </table:table-cell>
          <table:table-cell table:style-name="Tabla1.I6">
            <text:p text:style-name="P32"/>
          </table:table-cell>
          <table:table-cell table:style-name="Tabla1.J6">
            <text:p text:style-name="P43"/>
          </table:table-cell>
        </table:table-row>
        <table:table-row table:style-name="Tabla1.7">
          <table:table-cell table:style-name="Tabla1.A7" office:value-type="string">
            <text:p text:style-name="P4"/>
          </table:table-cell>
          <table:table-cell table:style-name="Tabla1.B7" office:value-type="string">
            <text:p text:style-name="P4"/>
          </table:table-cell>
          <table:table-cell table:style-name="Tabla1.C7" office:value-type="string">
            <text:p text:style-name="P4"/>
          </table:table-cell>
          <table:table-cell table:style-name="Tabla1.D7" office:value-type="string">
            <text:p text:style-name="P7">SUMA</text:p>
          </table:table-cell>
          <table:table-cell table:style-name="Tabla1.E7">
            <text:p text:style-name="P15"/>
          </table:table-cell>
          <table:table-cell table:style-name="Tabla1.F7">
            <text:p text:style-name="P29"/>
          </table:table-cell>
          <table:table-cell table:style-name="Tabla1.E7">
            <text:p text:style-name="P31"/>
          </table:table-cell>
          <table:table-cell table:style-name="Tabla1.H7">
            <text:p text:style-name="P28"/>
          </table:table-cell>
          <table:table-cell table:style-name="Tabla1.I7">
            <text:p text:style-name="P21"/>
          </table:table-cell>
          <table:table-cell table:style-name="Tabla1.J7">
            <text:p text:style-name="P21"/>
          </table:table-cell>
        </table:table-row>
        <table:table-row table:style-name="Tabla1.7">
          <table:table-cell table:style-name="Tabla1.A8" office:value-type="string">
            <text:p text:style-name="P11">POTENCIA</text:p>
          </table:table-cell>
          <table:table-cell table:style-name="Tabla1.B8" office:value-type="string">
            <text:p text:style-name="P27"/>
          </table:table-cell>
          <table:table-cell table:style-name="Tabla1.C8" office:value-type="string">
            <text:p text:style-name="P36"/>
          </table:table-cell>
          <table:table-cell table:style-name="Tabla1.D8" office:value-type="string">
            <text:p text:style-name="P10">PROMEDIO</text:p>
          </table:table-cell>
          <table:table-cell table:style-name="Tabla1.E8">
            <text:p text:style-name="P45"/>
          </table:table-cell>
          <table:table-cell table:style-name="Tabla1.F8" office:value-type="string">
            <text:p text:style-name="P71">MÍNIMO</text:p>
          </table:table-cell>
          <table:table-cell table:style-name="Tabla1.G8">
            <text:p text:style-name="P30"/>
          </table:table-cell>
          <table:table-cell table:style-name="Tabla1.H8" office:value-type="string">
            <text:p text:style-name="P69"><text:span text:style-name="T3">MÁXIMO</text:span></text:p>
          </table:table-cell>
          <table:table-cell table:style-name="Tabla1.I8" office:value-type="string">
            <text:p text:style-name="P21"/>
          </table:table-cell>
          <table:table-cell table:style-name="Tabla1.J8" office:value-type="string">
            <text:p text:style-name="P21"/>
          </table:table-cell>
        </table:table-row>
      </table:table>
      <text:p text:style-name="P77">Resultad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A"/>
        <table:table-column table:style-name="Tabla2.F"/>
        <table:table-column table:style-name="Tabla2.G"/>
        <table:table-column table:style-name="Tabla2.H"/>
        <table:table-column table:style-name="Tabla2.B"/>
        <table:table-column table:style-name="Tabla2.J"/>
        <table:table-row>
          <table:table-cell table:style-name="Tabla2.A1" office:value-type="string">
            <text:p text:style-name="P14">VENDEDOR</text:p>
          </table:table-cell>
          <table:table-cell table:style-name="Tabla2.A1" office:value-type="string">
            <text:p text:style-name="P14">PRODUCTO</text:p>
          </table:table-cell>
          <table:table-cell table:style-name="Tabla2.A1" office:value-type="string">
            <text:p text:style-name="P14">UNIDADES</text:p>
          </table:table-cell>
          <table:table-cell table:style-name="Tabla2.A1" office:value-type="string">
            <text:p text:style-name="P14">PRECIO UNIDAD</text:p>
          </table:table-cell>
          <table:table-cell table:style-name="Tabla2.A1" office:value-type="string">
            <text:p text:style-name="P13">PRECIO</text:p>
          </table:table-cell>
          <table:table-cell table:style-name="Tabla2.A1" office:value-type="string">
            <text:p text:style-name="P12">DESCUENTO</text:p>
          </table:table-cell>
          <table:table-cell table:style-name="Tabla2.A1" office:value-type="string">
            <text:p text:style-name="P12">BASE</text:p>
          </table:table-cell>
          <table:table-cell table:style-name="Tabla2.A1" office:value-type="string">
            <text:p text:style-name="P12">IVA 21%</text:p>
          </table:table-cell>
          <table:table-cell table:style-name="Tabla2.A1" office:value-type="string">
            <text:p text:style-name="P12">TOTAL</text:p>
          </table:table-cell>
          <table:table-cell table:style-name="Tabla2.J1" office:value-type="string">
            <text:p text:style-name="P12">% <text:span text:style-name="T1">TOTAL</text:span></text:p>
          </table:table-cell>
        </table:table-row>
        <table:table-row>
          <table:table-cell table:style-name="Tabla2.A4" office:value-type="string">
            <text:p text:style-name="P4">Paco</text:p>
          </table:table-cell>
          <table:table-cell table:style-name="Tabla2.B2" office:value-type="string">
            <text:p text:style-name="P4">Fax</text:p>
          </table:table-cell>
          <table:table-cell table:style-name="Tabla2.C2" office:value-type="string">
            <text:p text:style-name="P5">5</text:p>
          </table:table-cell>
          <table:table-cell table:style-name="Tabla2.D2" office:value-type="string">
            <text:p text:style-name="P5">50</text:p>
          </table:table-cell>
          <table:table-cell table:style-name="Tabla2.E2" table:formula="ooow:&lt;C2&gt;*&lt;D2&gt;" office:value-type="currency" office:currency="EUR" office:value="250">
            <text:p text:style-name="P15">250,00 €</text:p>
          </table:table-cell>
          <table:table-cell table:style-name="Tabla2.F2" office:value-type="string">
            <text:p text:style-name="P5">10%</text:p>
          </table:table-cell>
          <table:table-cell table:style-name="Tabla2.G2" table:formula="ooow:&lt;E2&gt;-(&lt;E2&gt;*&lt;F2&gt;)" office:value-type="currency" office:currency="EUR" office:value="225">
            <text:p text:style-name="P20">225,00 €</text:p>
          </table:table-cell>
          <table:table-cell table:style-name="Tabla2.H2" table:formula="ooow:&lt;G2&gt;*21%" office:value-type="currency" office:currency="EUR" office:value="47.25">
            <text:p text:style-name="P24">47,25 €</text:p>
          </table:table-cell>
          <table:table-cell table:style-name="Tabla2.I2" table:formula="ooow:(&lt;G2&gt;+&lt;H2&gt;) round 1" office:value-type="currency" office:currency="EUR" office:value="272.3">
            <text:p text:style-name="P32">272,30 €</text:p>
          </table:table-cell>
          <table:table-cell table:style-name="Tabla2.J2" table:formula="ooow:&lt;I2&gt; / &lt;I7&gt; phd" office:value-type="percentage" office:value="0.142557981257526">
            <text:p text:style-name="P39">14,26 %</text:p>
          </table:table-cell>
        </table:table-row>
        <table:table-row>
          <table:table-cell table:style-name="Tabla2.A4" office:value-type="string">
            <text:p text:style-name="P4">Ana</text:p>
          </table:table-cell>
          <table:table-cell table:style-name="Tabla2.B3" office:value-type="string">
            <text:p text:style-name="P4">Impresora</text:p>
          </table:table-cell>
          <table:table-cell table:style-name="Tabla2.C3" office:value-type="string">
            <text:p text:style-name="P6">3</text:p>
          </table:table-cell>
          <table:table-cell table:style-name="Tabla2.D3" office:value-type="string">
            <text:p text:style-name="P5">75</text:p>
          </table:table-cell>
          <table:table-cell table:style-name="Tabla2.E3" table:formula="ooow:&lt;C3&gt;*&lt;D3&gt;" office:value-type="currency" office:currency="EUR" office:value="225">
            <text:p text:style-name="P15">225,00 €</text:p>
          </table:table-cell>
          <table:table-cell table:style-name="Tabla2.F3" office:value-type="string">
            <text:p text:style-name="P5">15%</text:p>
          </table:table-cell>
          <table:table-cell table:style-name="Tabla2.G3" table:formula="ooow:&lt;E3&gt;-(&lt;E3&gt;*&lt;F3&gt;)" office:value-type="currency" office:currency="EUR" office:value="191.25">
            <text:p text:style-name="P20">191,25 €</text:p>
          </table:table-cell>
          <table:table-cell table:style-name="Tabla2.H3" table:formula="ooow:&lt;G3&gt;*21%" office:value-type="currency" office:currency="EUR" office:value="40.1625">
            <text:p text:style-name="P24">40,16 €</text:p>
          </table:table-cell>
          <table:table-cell table:style-name="Tabla2.I3" table:formula="ooow:(&lt;G3&gt;+&lt;H3&gt;) round 1" office:value-type="currency" office:currency="EUR" office:value="231.4">
            <text:p text:style-name="P32">231,40 €</text:p>
          </table:table-cell>
          <table:table-cell table:style-name="Tabla2.J3" table:formula="ooow:&lt;I3&gt;/&lt;I7&gt; PHD" office:value-type="percentage" office:value="0.121145489764934">
            <text:p text:style-name="P43">12,11 %</text:p>
          </table:table-cell>
        </table:table-row>
        <table:table-row>
          <table:table-cell table:style-name="Tabla2.A4" office:value-type="string">
            <text:p text:style-name="P4">Mara</text:p>
          </table:table-cell>
          <table:table-cell table:style-name="Tabla2.B4" office:value-type="string">
            <text:p text:style-name="P4">Móvil</text:p>
          </table:table-cell>
          <table:table-cell table:style-name="Tabla2.C4" office:value-type="string">
            <text:p text:style-name="P5">4</text:p>
          </table:table-cell>
          <table:table-cell table:style-name="Tabla2.D4" office:value-type="string">
            <text:p text:style-name="P5">158</text:p>
          </table:table-cell>
          <table:table-cell table:style-name="Tabla2.E4" table:formula="ooow:&lt;C4&gt;*&lt;D4&gt;" office:value-type="currency" office:currency="EUR" office:value="632">
            <text:p text:style-name="P15">632,00 €</text:p>
          </table:table-cell>
          <table:table-cell table:style-name="Tabla2.F4" office:value-type="string">
            <text:p text:style-name="P5">5%</text:p>
          </table:table-cell>
          <table:table-cell table:style-name="Tabla2.G4" table:formula="ooow:&lt;E4&gt;-(&lt;E4&gt;*&lt;F4&gt;)" office:value-type="currency" office:currency="EUR" office:value="600.4">
            <text:p text:style-name="P20">600,40 €</text:p>
          </table:table-cell>
          <table:table-cell table:style-name="Tabla2.H4" table:formula="ooow:&lt;G4&gt;*21%" office:value-type="currency" office:currency="EUR" office:value="126.084">
            <text:p text:style-name="P24">126,08 €</text:p>
          </table:table-cell>
          <table:table-cell table:style-name="Tabla2.I4" table:formula="ooow:(&lt;G4&gt;+&lt;H4&gt;) round 1" office:value-type="currency" office:currency="EUR" office:value="726.5">
            <text:p text:style-name="P32">726,50 €</text:p>
          </table:table-cell>
          <table:table-cell table:style-name="Tabla2.J4" table:formula="ooow:&lt;I4&gt; / &lt;I7&gt; PHD" office:value-type="percentage" office:value="0.380346578713156">
            <text:p text:style-name="P43">38,03 %</text:p>
          </table:table-cell>
        </table:table-row>
        <table:table-row table:style-name="Tabla2.5">
          <table:table-cell table:style-name="Tabla2.A6" office:value-type="string">
            <text:p text:style-name="P4">Luis</text:p>
          </table:table-cell>
          <table:table-cell table:style-name="Tabla2.B5" office:value-type="string">
            <text:p text:style-name="P4">Cámara</text:p>
          </table:table-cell>
          <table:table-cell table:style-name="Tabla2.C5" office:value-type="string">
            <text:p text:style-name="P5">1</text:p>
          </table:table-cell>
          <table:table-cell table:style-name="Tabla2.D5" office:value-type="string">
            <text:p text:style-name="P5">235</text:p>
          </table:table-cell>
          <table:table-cell table:style-name="Tabla2.E5" table:formula="ooow:&lt;C5&gt;*&lt;D5&gt;" office:value-type="currency" office:currency="EUR" office:value="235">
            <text:p text:style-name="P15">235,00 €</text:p>
          </table:table-cell>
          <table:table-cell table:style-name="Tabla2.F5" office:value-type="string">
            <text:p text:style-name="P5">10%</text:p>
          </table:table-cell>
          <table:table-cell table:style-name="Tabla2.G5" table:formula="ooow:&lt;E5&gt;-(&lt;E5&gt;*&lt;F5&gt;)" office:value-type="currency" office:currency="EUR" office:value="211.5">
            <text:p text:style-name="P20">211,50 €</text:p>
          </table:table-cell>
          <table:table-cell table:style-name="Tabla2.H5" table:formula="ooow:&lt;G5&gt;*21%" office:value-type="currency" office:currency="EUR" office:value="44.415">
            <text:p text:style-name="P24">44,42 €</text:p>
          </table:table-cell>
          <table:table-cell table:style-name="Tabla2.I5" table:formula="ooow:(&lt;G5&gt;+&lt;H5&gt;) round 1" office:value-type="currency" office:currency="EUR" office:value="255.9">
            <text:p text:style-name="P32">255,90 €</text:p>
          </table:table-cell>
          <table:table-cell table:style-name="Tabla2.J5" table:formula="ooow: &lt;I5&gt;/&lt;I7&gt; PHD" office:value-type="percentage" office:value="0.133972043348516">
            <text:p text:style-name="P43">13,40 %</text:p>
          </table:table-cell>
        </table:table-row>
        <table:table-row table:style-name="Tabla2.5">
          <table:table-cell table:style-name="Tabla2.A6" office:value-type="string">
            <text:p text:style-name="P4">Vicente</text:p>
          </table:table-cell>
          <table:table-cell table:style-name="Tabla2.B6" office:value-type="string">
            <text:p text:style-name="P4">Monitor</text:p>
          </table:table-cell>
          <table:table-cell table:style-name="Tabla2.C6" office:value-type="string">
            <text:p text:style-name="P5">2</text:p>
          </table:table-cell>
          <table:table-cell table:style-name="Tabla2.D6" office:value-type="string">
            <text:p text:style-name="P5">219</text:p>
          </table:table-cell>
          <table:table-cell table:style-name="Tabla2.E5" table:formula="ooow:&lt;C6&gt;*&lt;D6&gt;" office:value-type="currency" office:currency="EUR" office:value="438">
            <text:p text:style-name="P15">438,00 €</text:p>
          </table:table-cell>
          <table:table-cell table:style-name="Tabla2.F6" office:value-type="string">
            <text:p text:style-name="P5">20%</text:p>
          </table:table-cell>
          <table:table-cell table:style-name="Tabla2.G6" table:formula="ooow:&lt;E6&gt;-(&lt;E6&gt;*&lt;F6&gt;)" office:value-type="currency" office:currency="EUR" office:value="350.4">
            <text:p text:style-name="P20">350,40 €</text:p>
          </table:table-cell>
          <table:table-cell table:style-name="Tabla2.H6" table:formula="ooow:&lt;G6&gt;*21%" office:value-type="currency" office:currency="EUR" office:value="73.584">
            <text:p text:style-name="P24">73,58 €</text:p>
          </table:table-cell>
          <table:table-cell table:style-name="Tabla2.I6" table:formula="ooow:(&lt;G6&gt;+&lt;H6&gt;) round 1" office:value-type="currency" office:currency="EUR" office:value="424">
            <text:p text:style-name="P32">424,00 €</text:p>
          </table:table-cell>
          <table:table-cell table:style-name="Tabla2.J6" table:formula="ooow:&lt;I6&gt; / &lt;I7&gt; PHD" office:value-type="percentage" office:value="0.221977906915868">
            <text:p text:style-name="P43">22,20 %</text:p>
          </table:table-cell>
        </table:table-row>
        <table:table-row table:style-name="Tabla2.5">
          <table:table-cell table:style-name="Tabla2.A7" office:value-type="string">
            <text:p text:style-name="P4"/>
          </table:table-cell>
          <table:table-cell table:style-name="Tabla2.B7" office:value-type="string">
            <text:p text:style-name="P4"/>
          </table:table-cell>
          <table:table-cell table:style-name="Tabla2.C7" office:value-type="string">
            <text:p text:style-name="P4"/>
          </table:table-cell>
          <table:table-cell table:style-name="Tabla2.D7" office:value-type="string">
            <text:p text:style-name="P8">SUMA</text:p>
          </table:table-cell>
          <table:table-cell table:style-name="Tabla2.E5" table:formula="ooow:sum &lt;E2:E6&gt;" office:value-type="currency" office:currency="EUR" office:value="1780">
            <text:p text:style-name="P18">1.780,00 €</text:p>
          </table:table-cell>
          <table:table-cell table:style-name="Tabla2.F7" table:formula="ooow:sum &lt;F2&gt;|&lt;F3&gt;|&lt;F4&gt;|&lt;F5&gt;|&lt;F6&gt;|" office:value-type="percentage" office:value="0.6">
            <text:p text:style-name="P26">60%</text:p>
          </table:table-cell>
          <table:table-cell table:style-name="Tabla2.G7" table:formula="ooow:&lt;E7&gt;-(&lt;E7&gt;*&lt;F7&gt;)" office:value-type="currency" office:currency="EUR" office:value="712">
            <text:p text:style-name="P20">712,00 €</text:p>
          </table:table-cell>
          <table:table-cell table:style-name="Tabla2.H7" table:formula="ooow:sum(&lt;H2&gt;|&lt;H3&gt;|&lt;H4&gt;|&lt;H5&gt;|&lt;H6&gt;)" office:value-type="currency" office:currency="EUR" office:value="331.4955">
            <text:p text:style-name="P33">331,50 €</text:p>
          </table:table-cell>
          <table:table-cell table:style-name="Tabla2.I7" table:formula="ooow:sum(&lt;I2&gt;|&lt;I3&gt;|&lt;I4&gt;|&lt;I5&gt;|&lt;I6&gt;)" office:value-type="currency" office:currency="EUR" office:value="1910.1">
            <text:p text:style-name="P22">1.910,10 €</text:p>
          </table:table-cell>
          <table:table-cell table:style-name="Tabla2.J7" table:formula="ooow:sum(&lt;J2&gt;|&lt;J3&gt;|&lt;J4&gt;|&lt;J5&gt;|&lt;J6&gt;)" office:value-type="percentage" office:value="1">
            <text:p text:style-name="P40">100,00 %</text:p>
          </table:table-cell>
        </table:table-row>
        <table:table-row table:style-name="Tabla2.5">
          <table:table-cell table:style-name="Tabla2.A8" office:value-type="string">
            <text:p text:style-name="P11">POTENCIA</text:p>
          </table:table-cell>
          <table:table-cell table:style-name="Tabla2.B8" table:formula="ooow:2^8" office:value-type="float" office:value="256">
            <text:p text:style-name="P37">256</text:p>
          </table:table-cell>
          <table:table-cell table:style-name="Tabla2.C8" table:formula="ooow: 8 pow 2" office:value-type="float" office:value="64">
            <text:p text:style-name="P35">64</text:p>
          </table:table-cell>
          <table:table-cell table:style-name="Tabla2.D8" office:value-type="string">
            <text:p text:style-name="P10">PROMEDIO</text:p>
          </table:table-cell>
          <table:table-cell table:style-name="Tabla2.E8" table:formula="ooow: mean &lt;E2:E6&gt;" office:value-type="float" office:value="356">
            <text:p text:style-name="P44">356</text:p>
          </table:table-cell>
          <table:table-cell table:style-name="Tabla2.F8" office:value-type="string">
            <text:p text:style-name="P71">MÍNIMO</text:p>
          </table:table-cell>
          <table:table-cell table:style-name="Tabla2.G8" table:formula="ooow:min &lt;G2:G6&gt;" office:value-type="currency" office:currency="EUR" office:value="191.25">
            <text:p text:style-name="P20">191,25 €</text:p>
          </table:table-cell>
          <table:table-cell table:style-name="Tabla2.H8" office:value-type="string">
            <text:p text:style-name="P71">MÁXIMO</text:p>
          </table:table-cell>
          <table:table-cell table:style-name="Tabla2.I8" table:formula="ooow:max &lt;I2:I6&gt;" office:value-type="currency" office:currency="EUR" office:value="726.5">
            <text:p text:style-name="P22">726,50 €</text:p>
          </table:table-cell>
          <table:table-cell table:style-name="Tabla2.J8" table:formula="ooow:max &lt;J2:J6&gt;" office:value-type="percentage" office:value="0.380346578713156">
            <text:p text:style-name="P22">38,03 %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5-11T19:38:14.530000000</meta:creation-date>
    <dc:date>2018-05-12T00:32:47.011000000</dc:date>
    <dc:creator>Juan Pablo Cepeda</dc:creator>
    <meta:editing-duration>PT4H2M44S</meta:editing-duration>
    <meta:editing-cycles>77</meta:editing-cycles>
    <meta:generator>LibreOffice/5.4.4.2$Windows_X86_64 LibreOffice_project/2524958677847fb3bb44820e40380acbe820f960</meta:generator>
    <meta:document-statistic meta:table-count="2" meta:image-count="0" meta:object-count="0" meta:page-count="1" meta:paragraph-count="119" meta:word-count="158" meta:character-count="668" meta:non-whitespace-character-count="629"/>
  </office:meta>
</office:document-meta>
</file>